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Monospace" svg:font-family="Monospace" style:font-pitch="fixed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Preformatted_20_Text">
      <style:text-properties fo:font-size="9pt" style:font-size-asian="9pt" style:font-size-complex="9pt"/>
    </style:style>
    <style:style style:name="P3" style:family="paragraph" style:parent-style-name="Preformatted_20_Text">
      <style:text-properties style:font-name="monospace"/>
    </style:style>
    <style:style style:name="P4" style:family="paragraph" style:parent-style-name="Preformatted_20_Text">
      <style:text-properties style:font-name="Monospace" fo:font-size="10pt" fo:font-style="normal" style:font-size-asian="10pt" style:font-style-asian="normal" style:font-size-complex="10pt" style:font-style-complex="normal"/>
    </style:style>
    <style:style style:name="P5" style:family="paragraph" style:parent-style-name="Preformatted_20_Text">
      <style:text-properties style:font-name="monospace1" fo:font-size="10pt" style:font-size-asian="10pt" style:font-size-complex="10pt"/>
    </style:style>
    <style:style style:name="P6" style:family="paragraph" style:parent-style-name="Preformatted_20_Text">
      <style:paragraph-properties fo:margin-top="0in" fo:margin-bottom="0.1965in"/>
    </style:style>
    <style:style style:name="P7" style:family="paragraph" style:parent-style-name="Preformatted_20_Text">
      <style:paragraph-properties fo:margin-top="0in" fo:margin-bottom="0.1965in"/>
      <style:text-properties fo:color="#9966cc" style:font-name="monospace" fo:font-weight="bold"/>
    </style:style>
    <style:style style:name="P8" style:family="paragraph" style:parent-style-name="Preformatted_20_Text">
      <style:paragraph-properties fo:margin-top="0in" fo:margin-bottom="0.1965in"/>
      <style:text-properties style:font-name="Monospace" fo:font-size="10pt" fo:font-style="normal" style:font-size-asian="10pt" style:font-style-asian="normal" style:font-size-complex="10pt" style:font-style-complex="normal"/>
    </style:style>
    <style:style style:name="P9" style:family="paragraph" style:parent-style-name="Preformatted_20_Text">
      <style:paragraph-properties fo:margin-top="0in" fo:margin-bottom="0.1965in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2.25pt" style:font-weight-asian="bold" style:font-size-complex="14pt" style:font-weight-complex="bold"/>
    </style:style>
    <style:style style:name="T4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9966cc" style:font-name="monospace" fo:font-weight="bold"/>
    </style:style>
    <style:style style:name="T11" style:family="text">
      <style:text-properties fo:color="#9966cc" fo:font-weight="bold"/>
    </style:style>
    <style:style style:name="T12" style:family="text">
      <style:text-properties style:font-name="monospace"/>
    </style:style>
    <style:style style:name="T13" style:family="text">
      <style:text-properties fo:color="#cc0066" style:font-name="monospace" fo:font-weight="bold"/>
    </style:style>
    <style:style style:name="T14" style:family="text">
      <style:text-properties fo:color="#996600" style:font-name="monospace"/>
    </style:style>
    <style:style style:name="T15" style:family="text">
      <style:text-properties fo:color="#006600" fo:font-weight="bold"/>
    </style:style>
    <style:style style:name="T16" style:family="text">
      <style:text-properties fo:color="#9900cc" style:font-name="monospace"/>
    </style:style>
    <style:style style:name="T17" style:family="text">
      <style:text-properties style:font-name="Monospace" fo:font-size="10pt" fo:font-style="normal" style:font-size-asian="10pt" style:font-style-asian="normal" style:font-size-complex="10pt" style:font-style-complex="normal"/>
    </style:style>
    <style:style style:name="T18" style:family="text">
      <style:text-properties style:font-name="Monospace" fo:font-size="12pt" fo:font-weight="bold" style:font-size-asian="10.5pt" style:font-weight-asian="bold" style:font-size-complex="12pt" style:font-weight-complex="bold"/>
    </style:style>
    <style:style style:name="T19" style:family="text">
      <style:text-properties style:font-name="Monospace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Monospace"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style:font-name="Monospace" fo:font-style="normal" style:font-style-asian="normal" style:font-style-complex="normal"/>
    </style:style>
    <style:style style:name="T22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Monospace" fo:font-weight="bold" style:font-weight-asian="bold" style:font-weight-complex="bold"/>
    </style:style>
    <style:style style:name="T24" style:family="text">
      <style:text-properties style:font-name="Monospace" fo:font-weight="normal" style:font-weight-asian="normal" style:font-weight-complex="normal"/>
    </style:style>
    <style:style style:name="T25" style:family="text">
      <style:text-properties style:font-name="monospace1" fo:font-size="10pt" style:font-size-asian="10pt" style:font-size-complex="10pt"/>
    </style:style>
    <style:style style:name="T26" style:family="text">
      <style:text-properties style:font-name="monospace1" fo:font-size="10pt" fo:font-style="normal" style:font-size-asian="10pt" style:font-style-asian="normal" style:font-size-complex="10pt" style:font-style-complex="normal"/>
    </style:style>
    <style:style style:name="T27" style:family="text">
      <style:text-properties fo:color="#0000ff" style:font-name="monospace1" fo:font-size="10pt" fo:font-style="normal" style:font-size-asian="10pt" style:font-style-asian="normal" style:font-size-complex="10pt" style:font-style-complex="normal"/>
    </style:style>
    <style:style style:name="T28" style:family="text">
      <style:text-properties fo:color="#ff0000" style:font-name="monospace1" fo:font-size="10pt" fo:font-style="normal" style:font-size-asian="10pt" style:font-style-asian="normal" style:font-size-complex="10pt" style:font-style-complex="normal"/>
    </style:style>
    <style:style style:name="T29" style:family="text">
      <style:text-properties fo:color="#ff0000" fo:font-weight="bold"/>
    </style:style>
    <style:style style:name="T30" style:family="text">
      <style:text-properties fo:color="#000000"/>
    </style:style>
    <style:style style:name="T31" style:family="text">
      <style:text-properties fo:color="#0000bb"/>
    </style:style>
    <style:style style:name="T32" style:family="text">
      <style:text-properties fo:color="#007700"/>
    </style:style>
    <style:style style:name="T33" style:family="text">
      <style:text-properties fo:color="#dd0000"/>
    </style:style>
    <style:style style:name="T34" style:family="text">
      <style:text-properties fo:color="#ff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Citation"><text:span text:style-name="T4">Exception Handling In Other Programming Paradigms/Languages</text:span></text:span></text:p>
      <text:p text:style-name="P2"><text:span text:style-name="Citation"><text:span text:style-name="T3"/></text:span></text:p>
      <text:p text:style-name="P2"><text:span text:style-name="Citation"><text:span text:style-name="T5">C++</text:span></text:span></text:p>
      <text:p text:style-name="P2"><text:span text:style-name="Citation"><text:span text:style-name="T7">Source: </text:span></text:span><text:span text:style-name="Citation"><text:span text:style-name="T9">http://www.cplusplus.com/doc/tutorial/exceptions/</text:span></text:span></text:p>
      <text:p text:style-name="P2"><text:span text:style-name="Citation"><text:span text:style-name="T2"/></text:span></text:p>
      <text:p text:style-name="Preformatted_20_Text"><text:span text:style-name="Source_20_Text"><text:span text:style-name="Citation"><text:span text:style-name="T25">// exceptions</text:span></text:span></text:span></text:p>
      <text:p text:style-name="Preformatted_20_Text"><text:span text:style-name="Source_20_Text"><text:span text:style-name="Definition"><text:span text:style-name="T25">#include &lt;iostream&gt;</text:span></text:span></text:span></text:p>
      <text:p text:style-name="Preformatted_20_Text"><text:span text:style-name="Source_20_Text"><text:span text:style-name="Variable"><text:span text:style-name="T25">using</text:span></text:span></text:span><text:span text:style-name="Source_20_Text"><text:span text:style-name="T25"> </text:span></text:span><text:span text:style-name="Source_20_Text"><text:span text:style-name="Variable"><text:span text:style-name="T25">namespace</text:span></text:span></text:span><text:span text:style-name="Source_20_Text"><text:span text:style-name="T25"> std;</text:span></text:span></text:p>
      <text:p text:style-name="P5"/>
      <text:p text:style-name="Preformatted_20_Text"><text:span text:style-name="Source_20_Text"><text:span text:style-name="Variable"><text:span text:style-name="T27">int</text:span></text:span></text:span><text:span text:style-name="Source_20_Text"><text:span text:style-name="T26"> main () </text:span></text:span></text:p>
      <text:p text:style-name="Preformatted_20_Text"><text:span text:style-name="Source_20_Text"><text:span text:style-name="T26">{</text:span></text:span></text:p>
      <text:p text:style-name="Preformatted_20_Text"><text:span text:style-name="Source_20_Text"><text:span text:style-name="T26"><text:s text:c="2"/></text:span></text:span><text:span text:style-name="Source_20_Text"><text:span text:style-name="Variable"><text:span text:style-name="T27">try</text:span></text:span></text:span></text:p>
      <text:p text:style-name="Preformatted_20_Text"><text:span text:style-name="Source_20_Text"><text:span text:style-name="T26"><text:s text:c="2"/>{</text:span></text:span></text:p>
      <text:p text:style-name="Preformatted_20_Text"><text:span text:style-name="Source_20_Text"><text:span text:style-name="T26"><text:s text:c="4"/></text:span></text:span><text:span text:style-name="Source_20_Text"><text:span text:style-name="Variable"><text:span text:style-name="T27">throw</text:span></text:span></text:span><text:span text:style-name="Source_20_Text"><text:span text:style-name="T26"> 20;</text:span></text:span></text:p>
      <text:p text:style-name="Preformatted_20_Text"><text:span text:style-name="Source_20_Text"><text:span text:style-name="T26"><text:s text:c="2"/>}</text:span></text:span></text:p>
      <text:p text:style-name="Preformatted_20_Text"><text:span text:style-name="Source_20_Text"><text:span text:style-name="T26"><text:s text:c="2"/></text:span></text:span><text:span text:style-name="Source_20_Text"><text:span text:style-name="Variable"><text:span text:style-name="T27">catch</text:span></text:span></text:span><text:span text:style-name="Source_20_Text"><text:span text:style-name="T26"> (</text:span></text:span><text:span text:style-name="Source_20_Text"><text:span text:style-name="Variable"><text:span text:style-name="T27">int</text:span></text:span></text:span><text:span text:style-name="Source_20_Text"><text:span text:style-name="T27"> </text:span></text:span><text:span text:style-name="Source_20_Text"><text:span text:style-name="T26">e)</text:span></text:span></text:p>
      <text:p text:style-name="Preformatted_20_Text"><text:span text:style-name="Source_20_Text"><text:span text:style-name="T26"><text:s text:c="2"/>{</text:span></text:span></text:p>
      <text:p text:style-name="Preformatted_20_Text"><text:span text:style-name="Source_20_Text"><text:span text:style-name="T26"><text:s text:c="4"/></text:span></text:span><text:span text:style-name="Source_20_Text"><text:span text:style-name="T27">cout</text:span></text:span><text:span text:style-name="Source_20_Text"><text:span text:style-name="T26"> &lt;&lt; </text:span></text:span><text:span text:style-name="Source_20_Text"><text:span text:style-name="User_20_Entry"><text:span text:style-name="T28">"An exception occurred. Exception Nr. "</text:span></text:span></text:span><text:span text:style-name="Source_20_Text"><text:span text:style-name="T26"> &lt;&lt; e &lt;&lt; endl;</text:span></text:span></text:p>
      <text:p text:style-name="Preformatted_20_Text"><text:span text:style-name="Source_20_Text"><text:span text:style-name="T26"><text:s text:c="2"/>}</text:span></text:span></text:p>
      <text:p text:style-name="Preformatted_20_Text"><text:span text:style-name="Source_20_Text"><text:span text:style-name="T26"><text:s text:c="2"/></text:span></text:span><text:span text:style-name="Source_20_Text"><text:span text:style-name="Variable"><text:span text:style-name="T27">return</text:span></text:span></text:span><text:span text:style-name="Source_20_Text"><text:span text:style-name="T26"> 0;</text:span></text:span></text:p>
      <text:p text:style-name="P6"><text:span text:style-name="Source_20_Text"><text:span text:style-name="T26">}</text:span></text:span></text:p>
      <text:p text:style-name="Preformatted_20_Text"><text:span text:style-name="Source_20_Text"><text:span text:style-name="T2"/></text:span></text:p>
      <text:p text:style-name="P2"><text:span text:style-name="Citation"><text:span text:style-name="T5">Ruby</text:span></text:span></text:p>
      <text:p text:style-name="P2"><text:span text:style-name="Citation"><text:span text:style-name="T7">Source: </text:span></text:span><text:span text:style-name="Citation"><text:span text:style-name="T9">http://www.skorks.com/2009/09/ruby-exceptions-and-exception-handling/</text:span></text:span></text:p>
      <text:p text:style-name="P2"><text:span text:style-name="Citation"><text:span text:style-name="T1"/></text:span></text:p>
      <text:p text:style-name="P2"><text:span text:style-name="Citation"><text:span text:style-name="T10">begin</text:span></text:span></text:p>
      <text:p text:style-name="Preformatted_20_Text"><text:s text:c="2"/><text:span text:style-name="T13">raise</text:span><text:span text:style-name="T12"> </text:span><text:span text:style-name="T14">"Hello I am a random runtime error"</text:span></text:p>
      <text:p text:style-name="P3"><text:span text:style-name="T11">rescue</text:span> <text:span text:style-name="T15">=&gt;</text:span> e</text:p>
      <text:p text:style-name="Preformatted_20_Text"><text:s text:c="2"/><text:span text:style-name="T13">p</text:span><text:span text:style-name="T12"> e.</text:span><text:span text:style-name="T16">message</text:span></text:p>
      <text:p text:style-name="Preformatted_20_Text"><text:s text:c="2"/><text:span text:style-name="T13">p</text:span><text:span text:style-name="T12"> e.</text:span><text:span text:style-name="T16">backtrace</text:span></text:p>
      <text:p text:style-name="P7">end</text:p>
      <text:p text:style-name="P2"><text:span text:style-name="Citation"><text:span text:style-name="T5">Perl</text:span></text:span></text:p>
      <text:p text:style-name="P2"><text:span text:style-name="Citation"><text:span text:style-name="T7">Source: </text:span></text:span><text:span text:style-name="Citation"><text:span text:style-name="T9">https://www.socialtext.net/perl5/exception_handling</text:span></text:span></text:p>
      <text:p text:style-name="P2"><text:span text:style-name="Citation"><text:span text:style-name="T1"/></text:span></text:p>
      <text:p text:style-name="P2"><text:span text:style-name="Citation"><text:span text:style-name="T17">eval { <text:s text:c="25"/># try</text:span></text:span></text:p>
      <text:p text:style-name="P4"><text:s text:c="4"/>...run the code here....</text:p>
      <text:p text:style-name="P4"><text:s text:c="4"/>1;</text:p>
      <text:p text:style-name="P4">} or do { <text:s text:c="22"/># catch</text:p>
      <text:p text:style-name="P4"><text:s text:c="4"/>...handle the error using $@...</text:p>
      <text:p text:style-name="P8">};</text:p>
      <text:p text:style-name="P2"><text:span text:style-name="Citation"><text:span text:style-name="T5">JavaScript</text:span></text:span></text:p>
      <text:p text:style-name="P9"><text:span text:style-name="Citation"><text:span text:style-name="T23">Source: </text:span></text:span><text:span text:style-name="Citation"><text:span text:style-name="T24">http://www.globalguideline.com/JavaScript_Guide/Java_Script_Exception_Handling.php</text:span></text:span></text:p>
      <text:p text:style-name="P2"><text:span text:style-name="Citation">&lt;script type="text/javascript"&gt;<text:line-break/></text:span><text:span text:style-name="Citation"><text:span text:style-name="T29">try</text:span></text:span><text:span text:style-name="Citation"><text:line-break/>{<text:line-break/>   //Your JavaScript code will be here, routine JavaScript statements area.<text:line-break/>}<text:line-break/></text:span><text:span text:style-name="Citation"><text:span text:style-name="T29">catch(err)</text:span></text:span><text:span text:style-name="Citation"><text:line-break/>{<text:line-break/>   //JavaScript Errors handling code will be here<text:line-break/>}<text:line-break/>&lt;/script&gt; </text:span></text:p>
      <text:p text:style-name="P2"><text:span text:style-name="Citation"/></text:p>
      <text:p text:style-name="P2"><text:soft-page-break/><text:span text:style-name="Citation"><text:span text:style-name="T5">Python</text:span></text:span></text:p>
      <text:p text:style-name="P9"><text:span text:style-name="Citation"><text:span text:style-name="T22">Source: </text:span></text:span><text:span text:style-name="Citation"><text:span text:style-name="T24">http://docs.python.org/tutorial/errors.html</text:span></text:span></text:p>
      <text:p text:style-name="Preformatted_20_Text"><text:span text:style-name="Citation">for arg in sys.argv[1:]:</text:span></text:p>
      <text:p text:style-name="Preformatted_20_Text"><text:s text:c="4"/>try:</text:p>
      <text:p text:style-name="Preformatted_20_Text"><text:s text:c="8"/>f = open(arg, 'r')</text:p>
      <text:p text:style-name="Preformatted_20_Text"><text:s text:c="4"/>except IOError:</text:p>
      <text:p text:style-name="Preformatted_20_Text"><text:s text:c="8"/>print 'cannot open', arg</text:p>
      <text:p text:style-name="Preformatted_20_Text"><text:s text:c="4"/>else:</text:p>
      <text:p text:style-name="Preformatted_20_Text"><text:s text:c="8"/>print arg, 'has', len(f.readlines()), 'lines'</text:p>
      <text:p text:style-name="P6"><text:s text:c="8"/>f.close()</text:p>
      <text:p text:style-name="P2"><text:span text:style-name="Citation"><text:span text:style-name="T5">PHP</text:span></text:span></text:p>
      <text:p text:style-name="P9"><text:span text:style-name="Citation"><text:span text:style-name="T22">Source: </text:span></text:span><text:span text:style-name="Citation"><text:span text:style-name="T24">http://php.net/manual/en/language.exceptions.php</text:span></text:span></text:p>
      <text:p text:style-name="P1"><text:span text:style-name="Citation"><text:span text:style-name="Source_20_Text"><text:span text:style-name="T31">&lt;?php<text:line-break/></text:span></text:span></text:span><text:span text:style-name="Citation"><text:span text:style-name="Source_20_Text"><text:span text:style-name="T32">function </text:span></text:span></text:span><text:span text:style-name="Citation"><text:span text:style-name="Source_20_Text"><text:span text:style-name="T31">inverse</text:span></text:span></text:span><text:span text:style-name="Citation"><text:span text:style-name="Source_20_Text"><text:span text:style-name="T32">(</text:span></text:span></text:span><text:span text:style-name="Citation"><text:span text:style-name="Source_20_Text"><text:span text:style-name="T31">$x</text:span></text:span></text:span><text:span text:style-name="Citation"><text:span text:style-name="Source_20_Text"><text:span text:style-name="T32">) {<text:line-break/>    if (!</text:span></text:span></text:span><text:span text:style-name="Citation"><text:span text:style-name="Source_20_Text"><text:span text:style-name="T31">$x</text:span></text:span></text:span><text:span text:style-name="Citation"><text:span text:style-name="Source_20_Text"><text:span text:style-name="T32">) {<text:line-break/>        throw new </text:span></text:span></text:span><text:span text:style-name="Citation"><text:span text:style-name="Source_20_Text"><text:span text:style-name="T31">Exception</text:span></text:span></text:span><text:span text:style-name="Citation"><text:span text:style-name="Source_20_Text"><text:span text:style-name="T32">(</text:span></text:span></text:span><text:span text:style-name="Citation"><text:span text:style-name="Source_20_Text"><text:span text:style-name="T33">'Division by zero.'</text:span></text:span></text:span><text:span text:style-name="Citation"><text:span text:style-name="Source_20_Text"><text:span text:style-name="T32">);<text:line-break/>    }<text:line-break/>    else return </text:span></text:span></text:span><text:span text:style-name="Citation"><text:span text:style-name="Source_20_Text"><text:span text:style-name="T31">1</text:span></text:span></text:span><text:span text:style-name="Citation"><text:span text:style-name="Source_20_Text"><text:span text:style-name="T32">/</text:span></text:span></text:span><text:span text:style-name="Citation"><text:span text:style-name="Source_20_Text"><text:span text:style-name="T31">$x</text:span></text:span></text:span><text:span text:style-name="Citation"><text:span text:style-name="Source_20_Text"><text:span text:style-name="T32">;<text:line-break/>}<text:line-break/><text:line-break/>try {<text:line-break/>    echo </text:span></text:span></text:span><text:span text:style-name="Citation"><text:span text:style-name="Source_20_Text"><text:span text:style-name="T31">inverse</text:span></text:span></text:span><text:span text:style-name="Citation"><text:span text:style-name="Source_20_Text"><text:span text:style-name="T32">(</text:span></text:span></text:span><text:span text:style-name="Citation"><text:span text:style-name="Source_20_Text"><text:span text:style-name="T31">5</text:span></text:span></text:span><text:span text:style-name="Citation"><text:span text:style-name="Source_20_Text"><text:span text:style-name="T32">) . </text:span></text:span></text:span><text:span text:style-name="Citation"><text:span text:style-name="Source_20_Text"><text:span text:style-name="T33">"\n"</text:span></text:span></text:span><text:span text:style-name="Citation"><text:span text:style-name="Source_20_Text"><text:span text:style-name="T32">;<text:line-break/>    echo </text:span></text:span></text:span><text:span text:style-name="Citation"><text:span text:style-name="Source_20_Text"><text:span text:style-name="T31">inverse</text:span></text:span></text:span><text:span text:style-name="Citation"><text:span text:style-name="Source_20_Text"><text:span text:style-name="T32">(</text:span></text:span></text:span><text:span text:style-name="Citation"><text:span text:style-name="Source_20_Text"><text:span text:style-name="T31">0</text:span></text:span></text:span><text:span text:style-name="Citation"><text:span text:style-name="Source_20_Text"><text:span text:style-name="T32">) . </text:span></text:span></text:span><text:span text:style-name="Citation"><text:span text:style-name="Source_20_Text"><text:span text:style-name="T33">"\n"</text:span></text:span></text:span><text:span text:style-name="Citation"><text:span text:style-name="Source_20_Text"><text:span text:style-name="T32">;<text:line-break/>} catch (</text:span></text:span></text:span><text:span text:style-name="Citation"><text:span text:style-name="Source_20_Text"><text:span text:style-name="T31">Exception $e</text:span></text:span></text:span><text:span text:style-name="Citation"><text:span text:style-name="Source_20_Text"><text:span text:style-name="T32">) {<text:line-break/>    echo </text:span></text:span></text:span><text:span text:style-name="Citation"><text:span text:style-name="Source_20_Text"><text:span text:style-name="T33">'Caught exception: '</text:span></text:span></text:span><text:span text:style-name="Citation"><text:span text:style-name="Source_20_Text"><text:span text:style-name="T32">,  </text:span></text:span></text:span><text:span text:style-name="Citation"><text:span text:style-name="Source_20_Text"><text:span text:style-name="T31">$e</text:span></text:span></text:span><text:span text:style-name="Citation"><text:span text:style-name="Source_20_Text"><text:span text:style-name="T32">-&gt;</text:span></text:span></text:span><text:span text:style-name="Citation"><text:span text:style-name="Source_20_Text"><text:span text:style-name="T31">getMessage</text:span></text:span></text:span><text:span text:style-name="Citation"><text:span text:style-name="Source_20_Text"><text:span text:style-name="T32">(), </text:span></text:span></text:span><text:span text:style-name="Citation"><text:span text:style-name="Source_20_Text"><text:span text:style-name="T33">"\n"</text:span></text:span></text:span><text:span text:style-name="Citation"><text:span text:style-name="Source_20_Text"><text:span text:style-name="T32">;<text:line-break/>}<text:line-break/><text:line-break/></text:span></text:span></text:span><text:span text:style-name="Citation"><text:span text:style-name="Source_20_Text"><text:span text:style-name="T34">// Continue execution<text:line-break/></text:span></text:span></text:span><text:span text:style-name="Citation"><text:span text:style-name="Source_20_Text"><text:span text:style-name="T32">echo </text:span></text:span></text:span><text:span text:style-name="Citation"><text:span text:style-name="Source_20_Text"><text:span text:style-name="T33">'Hello World'</text:span></text:span></text:span><text:span text:style-name="Citation"><text:span text:style-name="Source_20_Text"><text:span text:style-name="T32">;<text:line-break/></text:span></text:span></text:span><text:span text:style-name="Citation"><text:span text:style-name="Source_20_Text"><text:span text:style-name="T31">?&gt;</text:span></text:span></text:span><text:span text:style-name="Citation"><text:span text:style-name="Source_20_Text"><text:span text:style-name="T30"> </text:span></text:span></text:span></text:p>
      <text:p text:style-name="P2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Monospace" svg:font-family="Monospace" style:font-pitch="fixed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roid Sans Fallback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1T15:46:08</meta:creation-date>
    <dc:date>2012-04-21T16:13:55</dc:date>
    <meta:editing-duration>PT27M49S</meta:editing-duration>
    <meta:editing-cycles>12</meta:editing-cycles>
    <meta:generator>LibreOffice/3.4$Linux LibreOffice_project/340m1$Build-402</meta:generator>
    <meta:document-statistic meta:table-count="0" meta:image-count="0" meta:object-count="0" meta:page-count="2" meta:paragraph-count="50" meta:word-count="192" meta:character-count="1598" meta:non-whitespace-character-count="1281"/>
  </office:meta>
</office:document-meta>
</file>